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18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fo:color="#ff3333"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3333" fo:font-size="14pt" style:font-size-asian="14pt" style:font-size-complex="14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003cm" svg:height="2.01cm" svg:x="8.003cm" svg:y="2.0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3.966cm" svg:y="5.0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12.019cm" svg:y="5.0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1.964cm" svg:y="8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6.021cm" svg:y="8.0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10.001cm" svg:y="8.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03cm" svg:height="2.024cm" svg:x="14.007cm" svg:y="8.0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305cm" svg:y1="4.021cm" svg:x2="13.659cm" svg:y2="5.007cm">
          <text:p/>
        </draw:line>
        <draw:line draw:style-name="gr2" draw:text-style-name="P1" draw:layer="layout" svg:x1="8.751cm" svg:y1="4.035cm" svg:x2="5.398cm" svg:y2="5.02cm">
          <text:p/>
        </draw:line>
        <draw:line draw:style-name="gr2" draw:text-style-name="P1" draw:layer="layout" svg:x1="4.875cm" svg:y1="7.038cm" svg:x2="3.221cm" svg:y2="8.043cm">
          <text:p/>
        </draw:line>
        <draw:line draw:style-name="gr2" draw:text-style-name="P1" draw:layer="layout" svg:x1="6.079cm" svg:y1="7.038cm" svg:x2="7.633cm" svg:y2="8.017cm">
          <text:p/>
        </draw:line>
        <draw:line draw:style-name="gr2" draw:text-style-name="P1" draw:layer="layout" svg:x1="12.826cm" svg:y1="7.038cm" svg:x2="11.318cm" svg:y2="8.03cm">
          <text:p/>
        </draw:line>
        <draw:line draw:style-name="gr2" draw:text-style-name="P1" draw:layer="layout" svg:x1="14.122cm" svg:y1="7.031cm" svg:x2="15.677cm" svg:y2="7.997cm">
          <text:p/>
        </draw:line>
        <draw:frame draw:style-name="gr3" draw:text-style-name="P2" draw:layer="layout" svg:width="2.356cm" svg:height="0.978cm" svg:x="8.347cm" svg:y="2.02cm">
          <draw:text-box>
            <text:p text:style-name="P2"><text:span text:style-name="T1">[1 , 12]</text:span></text:p>
          </draw:text-box>
        </draw:frame>
        <draw:frame draw:style-name="gr3" draw:text-style-name="P2" draw:layer="layout" svg:width="2.039cm" svg:height="0.978cm" svg:x="4.35cm" svg:y="4.997cm">
          <draw:text-box>
            <text:p text:style-name="P2"><text:span text:style-name="T1">[1 , 7]</text:span></text:p>
          </draw:text-box>
        </draw:frame>
        <draw:frame draw:style-name="gr3" draw:text-style-name="P2" draw:layer="layout" svg:width="2.039cm" svg:height="0.978cm" svg:x="2.228cm" svg:y="8.095cm">
          <draw:text-box>
            <text:p text:style-name="P2"><text:span text:style-name="T1">[1 , 5]</text:span></text:p>
          </draw:text-box>
        </draw:frame>
        <draw:frame draw:style-name="gr3" draw:text-style-name="P2" draw:layer="layout" svg:width="2.039cm" svg:height="0.978cm" svg:x="6.408cm" svg:y="8.018cm">
          <draw:text-box>
            <text:p text:style-name="P2"><text:span text:style-name="T1">[3 , 7]</text:span></text:p>
          </draw:text-box>
        </draw:frame>
        <draw:frame draw:style-name="gr3" draw:text-style-name="P2" draw:layer="layout" svg:width="2.039cm" svg:height="0.978cm" svg:x="10.3cm" svg:y="8.085cm">
          <draw:text-box>
            <text:p text:style-name="P2"><text:span text:style-name="T1">[4 , 8]</text:span></text:p>
          </draw:text-box>
        </draw:frame>
        <draw:frame draw:style-name="gr3" draw:text-style-name="P2" draw:layer="layout" svg:width="2.356cm" svg:height="0.978cm" svg:x="12.387cm" svg:y="5.05cm">
          <draw:text-box>
            <text:p text:style-name="P2"><text:span text:style-name="T1">[4 , 12]</text:span></text:p>
          </draw:text-box>
        </draw:frame>
        <draw:frame draw:style-name="gr3" draw:text-style-name="P2" draw:layer="layout" svg:width="2.039cm" svg:height="0.978cm" svg:x="14.306cm" svg:y="8.026cm">
          <draw:text-box>
            <text:p text:style-name="P2"><text:span text:style-name="T1">[6 , 9]</text:span></text:p>
          </draw:text-box>
        </draw:frame>
        <draw:frame draw:style-name="gr4" draw:layer="layout" svg:width="1.878cm" svg:height="0.954cm" svg:x="6.639cm" svg:y="9.044cm">
          <draw:text-box>
            <text:p>[3, 7]</text:p>
          </draw:text-box>
        </draw:frame>
        <draw:frame draw:style-name="gr5" draw:layer="layout" svg:width="2.039cm" svg:height="0.954cm" svg:x="10.507cm" svg:y="9.087cm">
          <draw:text-box>
            <text:p>[4 , 8]</text:p>
          </draw:text-box>
        </draw:frame>
        <draw:frame draw:style-name="gr5" draw:layer="layout" svg:width="2.039cm" svg:height="0.954cm" svg:x="4.464cm" svg:y="6.051cm">
          <draw:text-box>
            <text:p>[2 , 7]</text:p>
          </draw:text-box>
        </draw:frame>
        <draw:frame draw:style-name="gr5" draw:layer="layout" svg:width="1.878cm" svg:height="0.954cm" svg:x="2.462cm" svg:y="9.101cm">
          <draw:text-box>
            <text:p>[1, 5]</text:p>
          </draw:text-box>
        </draw:frame>
        <draw:frame draw:style-name="gr6" draw:layer="layout" svg:width="2.039cm" svg:height="0.954cm" svg:x="14.604cm" svg:y="9.072cm">
          <draw:text-box>
            <text:p>[6 , 9]</text:p>
          </draw:text-box>
        </draw:frame>
        <draw:frame draw:style-name="gr5" draw:layer="layout" svg:width="2.356cm" svg:height="0.954cm" svg:x="12.627cm" svg:y="6.036cm">
          <draw:text-box>
            <text:p>[9 , 12]</text:p>
          </draw:text-box>
        </draw:frame>
        <draw:frame draw:style-name="gr5" draw:layer="layout" svg:width="1.878cm" svg:height="0.954cm" svg:x="8.605cm" svg:y="3.048cm">
          <draw:text-box>
            <text:p>[3, 5]</text:p>
          </draw:text-box>
        </draw:frame>
        <draw:frame draw:style-name="gr5" draw:text-style-name="P3" draw:layer="layout" svg:width="5.421cm" svg:height="0.797cm" svg:x="11.788cm" svg:y="2.958cm">
          <draw:text-box>
            <text:p text:style-name="P3"><text:span text:style-name="T2">[1 , 5] Fixed information</text:span></text:p>
          </draw:text-box>
        </draw:frame>
        <draw:frame draw:style-name="gr3" draw:text-style-name="P2" draw:layer="layout" svg:width="6.983cm" svg:height="0.978cm" svg:x="11.804cm" svg:y="1.99cm">
          <draw:text-box>
            <text:p text:style-name="P2"><text:span text:style-name="T3">[4 , 12] Augmented information</text:span><text:span text:style-name="T1"> </text:span></text:p>
          </draw:text-box>
        </draw:frame>
        <draw:frame draw:style-name="gr6" draw:text-style-name="P4" draw:layer="layout" svg:width="5.256cm" svg:height="0.954cm" svg:x="7.12cm" svg:y="0.794cm">
          <draw:text-box>
            <text:p text:style-name="P4"><text:span text:style-name="T4">INTERVAL TRE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s" fo:country="E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co </meta:initial-creator>
    <meta:creation-date>2013-07-28T14:02:17.451237969</meta:creation-date>
    <dc:date>2013-07-28T17:48:32.238556141</dc:date>
    <dc:creator>paco </dc:creator>
    <meta:editing-duration>PT2H40M15S</meta:editing-duration>
    <meta:editing-cycles>5</meta:editing-cycles>
    <meta:generator>LibreOffice/4.1.0.1$Linux_X86_64 LibreOffice_project/410$Build-1</meta:generator>
    <meta:document-statistic meta:object-count="30"/>
  </office:meta>
</office:document-meta>
</file>